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4.192cm" fo:min-width="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3.108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4.134cm" fo:min-width="5.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3.956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4.25cm" fo:min-width="5.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3.6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3.814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42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4.134cm" fo:min-width="4.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861cm" fo:min-width="3.04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3.04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3.03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cm"/>
    </style:style>
    <style:style style:name="gr20" style:family="graphic" style:parent-style-name="standard">
      <style:graphic-properties draw:stroke="none" svg:stroke-color="#000000" draw:fill="none" draw:fill-color="#ffffff" fo:min-height="0.949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901cm" fo:min-width="3.045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793cm" fo:min-width="3.045cm"/>
    </style:style>
    <style:style style:name="gr23" style:family="graphic" style:parent-style-name="standard">
      <style:graphic-properties svg:stroke-color="#000000" draw:marker-end="Small_20_Arrow" draw:textarea-vertical-align="middl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3.602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3.6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5cm" svg:height="14.442cm" svg:x="3.5cm" svg:y="2.2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cm" svg:height="2.4cm" svg:x="3.7cm" svg:y="4.3cm">
          <text:p text:style-name="P2"><text:span text:style-name="T1">Foreach Algo in list :</text:span></text:p>
          <text:p text:style-name="P2"><text:span text:style-name="T1">Instanciate Algorithm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cm" svg:height="1.3cm" svg:x="3.1cm" svg:y="1.4cm">
          <draw:text-box>
            <text:p text:style-name="P4">ExperimentActor</text:p>
          </draw:text-box>
        </draw:frame>
        <draw:custom-shape draw:style-name="gr4" draw:text-style-name="P1" draw:layer="layout" svg:width="6.3cm" svg:height="14.384cm" svg:x="9.5cm" svg:y="2.2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6.3cm" svg:height="2.6cm" svg:x="9.5cm" svg:y="4.3cm">
          <text:p text:style-name="P2"><text:span text:style-name="T1">Spawn a global validation &amp;</text:span><text:span text:style-name="T1"><text:line-break/></text:span><text:span text:style-name="T1">Foreach validation in parameter :</text:span></text:p>
          <text:p text:style-name="P2"><text:span text:style-name="T1">Instanciate validation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cm" svg:height="0.962cm" svg:x="9.2cm" svg:y="1.4cm">
          <draw:text-box>
            <text:p text:style-name="P4">AlgorithmActor</text:p>
          </draw:text-box>
        </draw:frame>
        <draw:custom-shape draw:style-name="gr7" draw:text-style-name="P1" draw:layer="layout" svg:width="5.8cm" svg:height="14.5cm" svg:x="16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5.8cm" svg:height="1.2cm" svg:x="16.5cm" svg:y="2.9cm">
          <text:p text:style-name="P2"><text:span text:style-name="T1">Foreach partition in </text:span><text:span text:style-name="T1"><text:line-break/></text:span><text:span text:style-name="T1">crossvalidation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8.8cm" svg:y1="5.5cm" svg:x2="9.5cm" svg:y2="5.6cm">
          <text:p/>
        </draw:line>
        <draw:frame draw:style-name="gr10" draw:text-style-name="P6" draw:layer="layout" svg:width="6.5cm" svg:height="1.673cm" svg:x="16.3cm" svg:y="1.384cm">
          <draw:text-box>
            <text:p text:style-name="P4">CrossValidationActor</text:p>
          </draw:text-box>
        </draw:frame>
        <draw:custom-shape draw:style-name="gr11" draw:text-style-name="P3" draw:layer="layout" svg:width="6.1cm" svg:height="2.5cm" svg:x="9.6cm" svg:y="8.058cm">
          <text:p text:style-name="P2"><text:span text:style-name="T1">Spawn a global validation &amp;</text:span><text:span text:style-name="T1"><text:line-break/></text:span><text:span text:style-name="T1">Foreach validation in parameter :</text:span></text:p>
          <text:p text:style-name="P2"><text:span text:style-name="T1">Instanciate validation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5.7cm" svg:y1="5.5cm" svg:x2="16.5cm" svg:y2="3.5cm">
          <text:p/>
        </draw:line>
        <draw:custom-shape draw:style-name="gr8" draw:text-style-name="P3" draw:layer="layout" svg:width="5.8cm" svg:height="1.2cm" svg:x="16.5cm" svg:y="4.284cm">
          <text:p text:style-name="P2"><text:span text:style-name="T1">Foreach partition in </text:span><text:span text:style-name="T1"><text:line-break/></text:span><text:span text:style-name="T1">crossvalidation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5.6cm" svg:y1="5.6cm" svg:x2="16.5cm" svg:y2="5cm">
          <text:p/>
        </draw:line>
        <draw:custom-shape draw:style-name="gr8" draw:text-style-name="P3" draw:layer="layout" svg:width="5.8cm" svg:height="1.2cm" svg:x="16.5cm" svg:y="5.784cm">
          <text:p text:style-name="P2"><text:span text:style-name="T1">Foreach partition in </text:span><text:span text:style-name="T1"><text:line-break/></text:span><text:span text:style-name="T1">crossvalidation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5.6cm" svg:y1="5.6cm" svg:x2="16.4cm" svg:y2="6.4cm">
          <text:p/>
        </draw:line>
        <draw:line draw:style-name="gr9" draw:text-style-name="P7" draw:layer="layout" svg:x1="8.8cm" svg:y1="5.5cm" svg:x2="9.5cm" svg:y2="9.3cm">
          <text:p/>
        </draw:line>
        <draw:line draw:style-name="gr12" draw:text-style-name="P7" draw:layer="layout" svg:x1="15.7cm" svg:y1="9.4cm" svg:x2="16.5cm" svg:y2="8.1cm">
          <text:p/>
        </draw:line>
        <draw:custom-shape draw:style-name="gr8" draw:text-style-name="P3" draw:layer="layout" svg:width="5.8cm" svg:height="1.2cm" svg:x="16.5cm" svg:y="7.484cm">
          <text:p text:style-name="P2"><text:span text:style-name="T1">Foreach partition in </text:span><text:span text:style-name="T1"><text:line-break/></text:span><text:span text:style-name="T1">crossvalidation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6cm" svg:height="0.6cm" svg:x="1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.7cm" svg:y1="5.5cm" svg:x2="3.7cm" svg:y2="5.5cm">
          <text:p/>
        </draw:line>
        <draw:frame draw:style-name="gr14" draw:text-style-name="P10" draw:layer="layout" svg:width="2.928cm" svg:height="1.133cm" svg:x="1.8cm" svg:y="4.267cm">
          <draw:text-box>
            <text:p text:style-name="P9"><text:span text:style-name="T1">JSON</text:span><text:span text:style-name="T1"><text:line-break/></text:span><text:span text:style-name="T1">REST</text:span></text:p>
          </draw:text-box>
        </draw:frame>
        <draw:custom-shape draw:style-name="gr15" draw:text-style-name="P1" draw:layer="layout" svg:width="5.4cm" svg:height="14.384cm" svg:x="22.9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1" draw:id="id1" draw:layer="layout" svg:width="5.013cm" svg:height="1.569cm" svg:x="23.087cm" svg:y="2.731cm">
          <text:p text:style-name="P2"><text:span text:style-name="T1">Launches</text:span><text:span text:style-name="T1"><text:line-break/></text:span><text:span text:style-name="T1">CrossValidation</text:span><text:span text:style-name="T1"><text:line-break/></text:span><text:span text:style-name="T1">and returns sc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5.013cm" svg:height="1.6cm" svg:x="23cm" svg:y="4.7cm">
          <text:p text:style-name="P2"><text:span text:style-name="T1">Launches</text:span><text:span text:style-name="T1"><text:line-break/></text:span><text:span text:style-name="T1">CrossValidation</text:span><text:span text:style-name="T1"><text:line-break/></text:span><text:span text:style-name="T1">and returns sc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6.5cm" svg:height="1.673cm" svg:x="22.2cm" svg:y="0.8cm">
          <draw:text-box>
            <text:p text:style-name="P4">Validation’s Pool (remote Akka)</text:p>
          </draw:text-box>
        </draw:frame>
        <draw:custom-shape draw:style-name="gr18" draw:text-style-name="P3" draw:layer="layout" svg:width="5cm" svg:height="3.142cm" svg:x="3.5cm" svg:y="13.258cm">
          <text:p text:style-name="P2"><text:span text:style-name="T1">Prepares the scores</text:span><text:span text:style-name="T1"><text:line-break/></text:span><text:span text:style-name="T1">of the differents</text:span><text:span text:style-name="T1"><text:line-break/></text:span><text:span text:style-name="T1">algorithms to be writte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0.6cm" svg:height="0.6cm" svg:x="1.3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3.5cm" svg:y1="14.8cm" svg:x2="1.9cm" svg:y2="14.8cm">
          <text:p/>
        </draw:line>
        <draw:frame draw:style-name="gr20" draw:text-style-name="P11" draw:layer="layout" svg:width="3.1cm" svg:height="1.207cm" svg:x="0.9cm" svg:y="13.1cm">
          <draw:text-box>
            <text:p text:style-name="P2"><text:span text:style-name="T2">Writes </text:span><text:span text:style-name="T2"><text:line-break/></text:span><text:span text:style-name="T2">into DB</text:span></text:p>
          </draw:text-box>
        </draw:frame>
        <draw:line draw:style-name="gr9" draw:text-style-name="P7" draw:layer="layout" svg:x1="22.3cm" svg:y1="3.5cm" svg:x2="23cm" svg:y2="5.5cm">
          <text:p/>
        </draw:line>
        <draw:line draw:style-name="gr9" draw:text-style-name="P7" draw:layer="layout" svg:x1="22.333cm" svg:y1="4.876cm" svg:x2="23.043cm" svg:y2="3.481cm">
          <text:p/>
        </draw:line>
        <draw:custom-shape draw:style-name="gr17" draw:text-style-name="P3" draw:layer="layout" svg:width="5.013cm" svg:height="1.6cm" svg:x="23.087cm" svg:y="6.7cm">
          <text:p text:style-name="P2"><text:span text:style-name="T1">Launches</text:span><text:span text:style-name="T1"><text:line-break/></text:span><text:span text:style-name="T1">CrossValidation</text:span><text:span text:style-name="T1"><text:line-break/></text:span><text:span text:style-name="T1">and returns sc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3" draw:id="id3" draw:layer="layout" svg:width="5.013cm" svg:height="1.627cm" svg:x="23.087cm" svg:y="8.573cm">
          <text:p text:style-name="P2"><text:span text:style-name="T1">Launches </text:span><text:span text:style-name="T1"><text:line-break/></text:span><text:span text:style-name="T1">CrossValidation</text:span><text:span text:style-name="T1"><text:line-break/></text:span><text:span text:style-name="T1">and returns sc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5.013cm" svg:height="1.473cm" svg:x="23cm" svg:y="10.7cm">
          <text:p text:style-name="P2"><text:span text:style-name="T1">Launches</text:span><text:span text:style-name="T1"><text:line-break/></text:span><text:span text:style-name="T1">CrossValidation</text:span><text:span text:style-name="T1"><text:line-break/></text:span><text:span text:style-name="T1">and returns sc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22.3cm" svg:y1="6.5cm" svg:x2="23cm" svg:y2="11.5cm">
          <text:p/>
        </draw:line>
        <draw:line draw:style-name="gr9" draw:text-style-name="P7" draw:layer="layout" svg:x1="22.3cm" svg:y1="8.1cm" svg:x2="23.1cm" svg:y2="9.4cm">
          <text:p/>
        </draw:line>
        <draw:custom-shape draw:style-name="gr8" draw:text-style-name="P3" xml:id="id2" draw:id="id2" draw:layer="layout" svg:width="5.8cm" svg:height="1.2cm" svg:x="16.5cm" svg:y="12.708cm">
          <text:p text:style-name="P2"><text:span text:style-name="T1">Average,compact &amp; format</text:span><text:span text:style-name="T1"><text:line-break/></text:span><text:span text:style-name="T1">the K folds 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line-skew="0.199cm" svg:x1="28.1cm" svg:y1="3.516cm" svg:x2="22.3cm" svg:y2="13.308cm" draw:start-shape="id1" draw:start-glue-point="10" draw:end-shape="id2" draw:end-glue-point="10" svg:d="M28100 3516h700v9792h-6500" svg:viewBox="0 0 6501 9793">
          <text:p/>
        </draw:connector>
        <draw:line draw:style-name="gr24" draw:text-style-name="P7" draw:layer="layout" svg:x1="28cm" svg:y1="5.5cm" svg:x2="28.8cm" svg:y2="5.5cm">
          <text:p/>
        </draw:line>
        <draw:line draw:style-name="gr24" draw:text-style-name="P7" draw:layer="layout" svg:x1="28cm" svg:y1="11.4cm" svg:x2="28.8cm" svg:y2="11.4cm">
          <text:p/>
        </draw:line>
        <draw:custom-shape draw:style-name="gr25" draw:text-style-name="P3" xml:id="id4" draw:id="id4" draw:layer="layout" svg:width="5.8cm" svg:height="1.6cm" svg:x="16.5cm" svg:y="14.868cm">
          <text:p text:style-name="P2"><text:span text:style-name="T1">Average,compacts &amp; formats</text:span><text:span text:style-name="T1"><text:line-break/></text:span><text:span text:style-name="T1">the K folds 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line-skew="-0.002cm" svg:x1="28.1cm" svg:y1="9.387cm" svg:x2="22.3cm" svg:y2="15.668cm" draw:start-shape="id3" draw:start-glue-point="10" draw:end-shape="id4" draw:end-glue-point="10" svg:d="M28100 9387h499v6281h-6299" svg:viewBox="0 0 6300 6282">
          <text:p/>
        </draw:connector>
        <draw:line draw:style-name="gr9" draw:text-style-name="P7" draw:layer="layout" svg:x1="16.7cm" svg:y1="13.3cm" svg:x2="15.7cm" svg:y2="13.3cm">
          <text:p/>
        </draw:line>
        <draw:custom-shape draw:style-name="gr26" draw:text-style-name="P3" draw:layer="layout" svg:width="5.8cm" svg:height="1.5cm" svg:x="9.9cm" svg:y="14.918cm">
          <text:p text:style-name="P2"><text:span text:style-name="T1">Formats the output of the</text:span><text:span text:style-name="T1"><text:line-break/></text:span><text:span text:style-name="T1">algorithm 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6.5cm" svg:y1="15.7cm" svg:x2="15.6cm" svg:y2="15.7cm">
          <text:p/>
        </draw:line>
        <draw:line draw:style-name="gr9" draw:text-style-name="P7" draw:layer="layout" svg:x1="9.8cm" svg:y1="13.4cm" svg:x2="8.5cm" svg:y2="14.8cm">
          <text:p/>
        </draw:line>
        <draw:line draw:style-name="gr9" draw:text-style-name="P7" draw:layer="layout" svg:x1="9.9cm" svg:y1="15.6cm" svg:x2="8.5cm" svg:y2="14.8cm">
          <text:p/>
        </draw:line>
        <draw:custom-shape draw:style-name="gr26" draw:text-style-name="P3" draw:layer="layout" svg:width="5.8cm" svg:height="1.5cm" svg:x="9.9cm" svg:y="12.558cm">
          <text:p text:style-name="P2"><text:span text:style-name="T1">Formats the output of </text:span><text:span text:style-name="T1">the</text:span><text:span text:style-name="T1"><text:line-break/></text:span><text:span text:style-name="T1">algorithm 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972cm" fo:page-height="18.1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6:01:46.613000000</meta:creation-date>
    <dc:date>2017-07-22T14:31:39.405344165</dc:date>
    <meta:editing-duration>PT2H2M47S</meta:editing-duration>
    <meta:editing-cycles>43</meta:editing-cycles>
    <meta:generator>LibreOffice/5.2.7.2$Linux_X86_64 LibreOffice_project/20m0$Build-2</meta:generator>
    <meta:document-statistic meta:object-count="49"/>
  </office:meta>
</office:document-meta>
</file>